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GothamProLight" svg:font-family="GothamProLight, 'Helvetica Neue', Helvetica, Arial, sans-serif"/>
    <style:font-face style:name="Lohit Devanagari2" svg:font-family="'Lohit Devanagari'"/>
    <style:font-face style:name="Times New Roman" svg:font-family="'Times New Roman'"/>
    <style:font-face style:name="F" svg:font-family="" style:font-family-generic="roman"/>
    <style:font-face style:name="Lohit Devanagari" svg:font-family="'Lohit Devanagari'" style:font-pitch="variable"/>
    <style:font-face style:name="Noto Sans CJK SC1" svg:font-family="'Noto Sans CJK SC'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72c5b" officeooo:paragraph-rsid="00072c5b"/>
    </style:style>
    <style:style style:name="P2" style:family="paragraph" style:parent-style-name="Standard">
      <style:text-properties fo:font-size="11pt" officeooo:rsid="000fef73" officeooo:paragraph-rsid="00072c5b" style:font-size-asian="11pt" style:font-size-complex="11pt"/>
    </style:style>
    <style:style style:name="P3" style:family="paragraph" style:parent-style-name="Standard">
      <style:text-properties fo:font-size="11pt" officeooo:rsid="000fef73" officeooo:paragraph-rsid="00075072" style:font-size-asian="11pt" style:font-size-complex="11pt"/>
    </style:style>
    <style:style style:name="P4" style:family="paragraph" style:parent-style-name="Standard">
      <style:text-properties fo:font-size="11pt" officeooo:rsid="000fef73" officeooo:paragraph-rsid="000e31c2" style:font-size-asian="11pt" style:font-size-complex="11pt"/>
    </style:style>
    <style:style style:name="P5" style:family="paragraph" style:parent-style-name="Standard">
      <style:paragraph-properties fo:text-align="center" style:justify-single-word="false"/>
      <style:text-properties fo:font-size="11pt" officeooo:rsid="000fef73" officeooo:paragraph-rsid="000e31c2" style:font-size-asian="11pt" style:font-size-complex="11pt"/>
    </style:style>
    <style:style style:name="P6" style:family="paragraph" style:parent-style-name="Standard">
      <style:text-properties fo:font-size="11pt" officeooo:rsid="00072c5b" officeooo:paragraph-rsid="00072c5b" style:font-size-asian="11pt" style:font-size-complex="11pt"/>
    </style:style>
    <style:style style:name="P7" style:family="paragraph" style:parent-style-name="Standard">
      <style:text-properties fo:font-size="11pt" officeooo:rsid="00072c5b" officeooo:paragraph-rsid="00172e6f" style:font-size-asian="11pt" style:font-size-complex="11pt"/>
    </style:style>
    <style:style style:name="P8" style:family="paragraph" style:parent-style-name="Standard">
      <style:text-properties fo:font-size="11pt" fo:font-weight="normal" officeooo:paragraph-rsid="000e31c2"/>
    </style:style>
    <style:style style:name="P9" style:family="paragraph" style:parent-style-name="Standard">
      <style:text-properties fo:font-size="11pt" fo:font-weight="normal" officeooo:rsid="000c5656" officeooo:paragraph-rsid="000eb85d" style:font-size-asian="11pt" style:font-weight-asian="normal" style:font-size-complex="11pt" style:font-weight-complex="normal"/>
    </style:style>
    <style:style style:name="P10" style:family="paragraph" style:parent-style-name="Standard">
      <style:text-properties officeooo:rsid="000fef73" officeooo:paragraph-rsid="00072c5b"/>
    </style:style>
    <style:style style:name="P11" style:family="paragraph" style:parent-style-name="Standard">
      <style:text-properties officeooo:rsid="00026781" officeooo:paragraph-rsid="000eb85d"/>
    </style:style>
    <style:style style:name="P12" style:family="paragraph" style:parent-style-name="Standard">
      <style:text-properties officeooo:rsid="00026781" officeooo:paragraph-rsid="00106d24"/>
    </style:style>
    <style:style style:name="P13" style:family="paragraph" style:parent-style-name="Standard">
      <style:text-properties officeooo:rsid="00040c27" officeooo:paragraph-rsid="000eb85d"/>
    </style:style>
    <style:style style:name="P14" style:family="paragraph" style:parent-style-name="Standard">
      <style:text-properties officeooo:rsid="0006a752" officeooo:paragraph-rsid="000eb85d"/>
    </style:style>
    <style:style style:name="P15" style:family="paragraph" style:parent-style-name="Standard">
      <style:text-properties officeooo:rsid="0006a752" officeooo:paragraph-rsid="0012867b"/>
    </style:style>
    <style:style style:name="P16" style:family="paragraph" style:parent-style-name="Standard">
      <style:text-properties officeooo:rsid="0006a752" officeooo:paragraph-rsid="00106d24"/>
    </style:style>
    <style:style style:name="P17" style:family="paragraph" style:parent-style-name="Standard">
      <style:text-properties fo:font-size="18pt" fo:font-weight="bold" officeooo:rsid="00072c5b" officeooo:paragraph-rsid="000eb85d" style:font-size-asian="18pt" style:font-weight-asian="bold" style:font-size-complex="18pt" style:font-weight-complex="bold"/>
    </style:style>
    <style:style style:name="P18" style:family="paragraph" style:parent-style-name="Standard">
      <style:text-properties fo:font-size="18pt" fo:font-weight="bold" officeooo:rsid="00026781" officeooo:paragraph-rsid="000eb85d" style:font-size-asian="18pt" style:font-weight-asian="bold" style:font-size-complex="18pt" style:font-weight-complex="bold"/>
    </style:style>
    <style:style style:name="P19" style:family="paragraph" style:parent-style-name="Standard">
      <style:paragraph-properties fo:margin-left="0in" fo:margin-right="0in" fo:text-indent="0in" style:auto-text-indent="false"/>
      <style:text-properties fo:font-size="11pt" fo:font-weight="normal" officeooo:rsid="000fef73" officeooo:paragraph-rsid="00072c5b" style:font-size-asian="11pt" style:font-weight-asian="normal" style:font-size-complex="11pt" style:font-weight-complex="normal"/>
    </style:style>
    <style:style style:name="P20" style:family="paragraph" style:parent-style-name="Standard">
      <style:paragraph-properties fo:margin-left="0in" fo:margin-right="0in" fo:text-align="end" style:justify-single-word="false" fo:text-indent="0in" style:auto-text-indent="false"/>
      <style:text-properties fo:font-size="11pt" fo:font-weight="normal" officeooo:rsid="000fef73" officeooo:paragraph-rsid="000e31c2" style:font-size-asian="11pt" style:font-weight-asian="normal" style:font-size-complex="11pt" style:font-weight-complex="normal"/>
    </style:style>
    <style:style style:name="P21" style:family="paragraph" style:parent-style-name="Standard">
      <style:paragraph-properties fo:margin-left="0in" fo:margin-right="0in" fo:text-indent="0in" style:auto-text-indent="false"/>
      <style:text-properties fo:font-size="11pt" fo:font-weight="normal" officeooo:rsid="00075072" officeooo:paragraph-rsid="00075072" style:font-size-asian="11pt" style:font-weight-asian="normal" style:font-size-complex="11pt" style:font-weight-complex="normal"/>
    </style:style>
    <style:style style:name="P22" style:family="paragraph" style:parent-style-name="Standard">
      <style:paragraph-properties fo:margin-left="0in" fo:margin-right="0in" fo:text-indent="0in" style:auto-text-indent="false"/>
      <style:text-properties fo:font-size="11pt" fo:font-weight="normal" officeooo:rsid="0006a752" officeooo:paragraph-rsid="000eb85d" style:font-size-asian="11pt" style:font-weight-asian="normal" style:font-size-complex="11pt" style:font-weight-complex="normal"/>
    </style:style>
    <style:style style:name="P23" style:family="paragraph" style:parent-style-name="Standard">
      <style:paragraph-properties fo:margin-left="0in" fo:margin-right="0in" fo:text-indent="0in" style:auto-text-indent="false"/>
      <style:text-properties fo:font-size="14pt" fo:font-weight="normal" officeooo:rsid="00072c5b" officeooo:paragraph-rsid="00072c5b" style:font-size-asian="14pt" style:font-weight-asian="normal" style:font-size-complex="14pt" style:font-weight-complex="normal"/>
    </style:style>
    <style:style style:name="P24" style:family="paragraph" style:parent-style-name="Standard">
      <style:paragraph-properties fo:margin-left="0in" fo:margin-right="0in" fo:text-indent="0in" style:auto-text-indent="false"/>
      <style:text-properties fo:font-weight="bold" officeooo:paragraph-rsid="00136747" style:font-weight-asian="bold" style:font-weight-complex="bold"/>
    </style:style>
    <style:style style:name="P25" style:family="paragraph" style:parent-style-name="Standard">
      <style:paragraph-properties fo:margin-left="0in" fo:margin-right="0in" fo:text-indent="0in" style:auto-text-indent="false"/>
      <style:text-properties fo:font-size="18pt" fo:font-weight="bold" officeooo:paragraph-rsid="00136747" style:font-size-asian="18pt" style:font-weight-asian="bold" style:font-size-complex="18pt" style:font-weight-complex="bold"/>
    </style:style>
    <style:style style:name="P26" style:family="paragraph" style:parent-style-name="Standard" style:master-page-name="">
      <loext:graphic-properties draw:fill="none"/>
      <style:paragraph-properties fo:margin-left="0in" fo:margin-right="-0.25in" fo:text-align="center" style:justify-single-word="false" fo:text-indent="0in" style:auto-text-indent="false" style:page-number="auto" fo:background-color="transparent">
        <style:tab-stops>
          <style:tab-stop style:position="6.8126in"/>
        </style:tab-stops>
      </style:paragraph-properties>
      <style:text-properties fo:font-size="16pt" fo:font-weight="bold" officeooo:rsid="000fef73" officeooo:paragraph-rsid="00072c5b" style:font-size-asian="16pt" style:font-weight-asian="bold"/>
    </style:style>
    <style:style style:name="P27" style:family="paragraph" style:parent-style-name="Standard">
      <style:paragraph-properties fo:margin-left="-0.3937in" fo:margin-right="0in" fo:text-indent="0in" style:auto-text-indent="false"/>
      <style:text-properties fo:font-size="16pt" fo:font-weight="bold" officeooo:rsid="000fef73" officeooo:paragraph-rsid="00072c5b" style:font-size-asian="16pt" style:font-weight-asian="bold"/>
    </style:style>
    <style:style style:name="P28" style:family="paragraph" style:parent-style-name="Standard" style:master-page-name="">
      <loext:graphic-properties draw:fill="none"/>
      <style:paragraph-properties fo:margin-left="-0.3543in" fo:margin-right="0in" fo:text-indent="0in" style:auto-text-indent="false" style:page-number="auto" fo:background-color="transparent"/>
      <style:text-properties fo:font-size="11pt" officeooo:rsid="000fef73" officeooo:paragraph-rsid="00072c5b" style:font-size-asian="11pt" style:font-size-complex="11pt"/>
    </style:style>
    <style:style style:name="P29" style:family="paragraph" style:parent-style-name="Standard">
      <loext:graphic-properties draw:fill="none"/>
      <style:paragraph-properties fo:margin-left="-0.3543in" fo:margin-right="0in" fo:text-indent="0in" style:auto-text-indent="false" fo:background-color="transparent"/>
      <style:text-properties fo:font-size="11pt" fo:font-weight="normal" officeooo:rsid="000fef73" officeooo:paragraph-rsid="000e31c2" style:font-size-asian="11pt" style:font-weight-asian="normal" style:font-size-complex="11pt" style:font-weight-complex="normal"/>
    </style:style>
    <style:style style:name="P30" style:family="paragraph" style:parent-style-name="Standard">
      <style:text-properties officeooo:paragraph-rsid="00072c5b"/>
    </style:style>
    <style:style style:name="P31" style:family="paragraph" style:parent-style-name="Standard">
      <style:text-properties officeooo:paragraph-rsid="00172e6f"/>
    </style:style>
    <style:style style:name="P32" style:family="paragraph" style:parent-style-name="Standard">
      <style:text-properties officeooo:rsid="001042e5" officeooo:paragraph-rsid="001e11ef"/>
    </style:style>
    <style:style style:name="P33" style:family="paragraph" style:parent-style-name="Standard">
      <style:text-properties fo:font-size="11pt" officeooo:rsid="00072c5b" officeooo:paragraph-rsid="001e11ef" style:font-size-asian="11pt" style:font-size-complex="11pt"/>
    </style:style>
    <style:style style:name="P34" style:family="paragraph" style:parent-style-name="Standard">
      <style:text-properties officeooo:paragraph-rsid="001e11ef"/>
    </style:style>
    <style:style style:name="P35" style:family="paragraph" style:parent-style-name="Standard">
      <style:text-properties officeooo:rsid="00026781" officeooo:paragraph-rsid="001e11ef"/>
    </style:style>
    <style:style style:name="P36" style:family="paragraph" style:parent-style-name="Standard">
      <style:text-properties officeooo:rsid="0006a752" officeooo:paragraph-rsid="0020294f"/>
    </style:style>
    <style:style style:name="P37" style:family="paragraph" style:parent-style-name="Standard">
      <style:paragraph-properties fo:margin-left="0in" fo:margin-right="0in" fo:text-indent="0in" style:auto-text-indent="false"/>
      <style:text-properties fo:font-size="11pt" fo:font-weight="normal" officeooo:rsid="00075072" officeooo:paragraph-rsid="001e11ef" style:font-size-asian="11pt" style:font-weight-asian="normal" style:font-size-complex="11pt" style:font-weight-complex="normal"/>
    </style:style>
    <style:style style:name="P38" style:family="paragraph">
      <style:paragraph-properties fo:margin-left="0in" fo:margin-right="0in" fo:text-align="center" fo:text-indent="0in"/>
    </style:style>
    <style:style style:name="P39" style:family="paragraph">
      <loext:graphic-properties draw:fill-color="#808080"/>
      <style:paragraph-properties fo:text-align="center"/>
      <style:text-properties fo:font-size="12pt"/>
    </style:style>
    <style:style style:name="P40" style:family="paragraph">
      <style:paragraph-properties fo:text-align="center"/>
    </style:style>
    <style:style style:name="P41" style:family="paragraph">
      <loext:graphic-properties draw:fill-color="#729fcf"/>
      <style:paragraph-properties fo:text-align="center"/>
    </style:style>
    <style:style style:name="P42" style:family="paragraph">
      <loext:graphic-properties draw:fill-color="#808080"/>
      <style:paragraph-properties fo:text-align="center"/>
    </style:style>
    <style:style style:name="P43" style:family="paragraph">
      <style:paragraph-properties fo:text-align="center"/>
      <style:text-properties fo:font-size="12pt"/>
    </style:style>
    <style:style style:name="P44" style:family="paragraph">
      <style:paragraph-properties fo:margin-left="0in" fo:margin-right="0in" fo:text-indent="0in"/>
    </style:style>
    <style:style style:name="P45" style:family="paragraph">
      <loext:graphic-properties draw:fill-color="#ffffff"/>
      <style:paragraph-properties fo:margin-left="0in" fo:margin-right="0in" fo:text-indent="0in"/>
      <style:text-properties fo:font-size="12pt"/>
    </style:style>
    <style:style style:name="P46" style:family="paragraph">
      <style:paragraph-properties fo:text-align="center" style:writing-mode="lr-tb"/>
      <style:text-properties fo:font-size="12pt"/>
    </style:style>
    <style:style style:name="P47" style:family="paragraph">
      <loext:graphic-properties draw:fill-color="#808080"/>
      <style:paragraph-properties fo:text-align="center" style:writing-mode="lr-tb"/>
      <style:text-properties fo:font-size="12pt"/>
    </style:style>
    <style:style style:name="P48" style:family="paragraph">
      <loext:graphic-properties draw:fill-color="#999999"/>
      <style:text-properties fo:font-size="12pt"/>
    </style:style>
    <style:style style:name="P49" style:family="paragraph">
      <style:text-properties fo:font-size="12pt"/>
    </style:style>
    <style:style style:name="P50" style:family="paragraph">
      <style:text-properties fo:color="#000000" style:font-name="Times New Roman" fo:font-size="12pt" style:font-name-complex="Times New Roman"/>
    </style:style>
    <style:style style:name="P51" style:family="paragraph">
      <loext:graphic-properties draw:fill-color="#ffffff"/>
      <style:text-properties fo:font-size="12pt"/>
    </style:style>
    <style:style style:name="T1" style:family="text">
      <style:text-properties officeooo:rsid="00072c5b"/>
    </style:style>
    <style:style style:name="T2" style:family="text">
      <style:text-properties fo:color="#21409a" fo:font-size="13pt" fo:font-weight="bold" style:font-size-asian="13pt" style:font-weight-asian="bold" style:font-size-complex="13pt" style:font-weight-complex="bold"/>
    </style:style>
    <style:style style:name="T3" style:family="text">
      <style:text-properties fo:color="#21409a" officeooo:rsid="001c3970"/>
    </style:style>
    <style:style style:name="T4" style:family="text">
      <style:text-properties fo:color="#21409a" officeooo:rsid="001e11ef"/>
    </style:style>
    <style:style style:name="T5" style:family="text">
      <style:text-properties fo:color="#21409a" officeooo:rsid="00205877"/>
    </style:style>
    <style:style style:name="T6" style:family="text">
      <style:text-properties fo:font-size="11pt" fo:font-weight="normal" officeooo:rsid="000c5656" style:font-size-asian="11pt" style:font-weight-asian="normal" style:font-size-complex="11pt" style:font-weight-complex="normal"/>
    </style:style>
    <style:style style:name="T7" style:family="text">
      <style:text-properties fo:font-size="11pt" fo:font-weight="normal" officeooo:rsid="001c3970" style:font-size-asian="11pt" style:font-weight-asian="normal" style:font-size-complex="11pt" style:font-weight-complex="normal"/>
    </style:style>
    <style:style style:name="T8" style:family="text">
      <style:text-properties fo:font-size="11pt" officeooo:rsid="000c5656" style:font-size-asian="11pt" style:font-size-complex="11pt"/>
    </style:style>
    <style:style style:name="T9" style:family="text">
      <style:text-properties fo:font-size="11pt" officeooo:rsid="001c3970" style:font-size-asian="11pt" style:font-size-complex="11pt"/>
    </style:style>
    <style:style style:name="T10" style:family="text">
      <style:text-properties fo:font-size="11pt" officeooo:rsid="00072c5b" style:font-size-asian="11pt" style:font-size-complex="11pt"/>
    </style:style>
    <style:style style:name="T11" style:family="text">
      <style:text-properties fo:font-size="11pt" officeooo:rsid="001e11ef" style:font-size-asian="11pt" style:font-size-complex="11pt"/>
    </style:style>
    <style:style style:name="T12" style:family="text">
      <style:text-properties officeooo:rsid="000aebab"/>
    </style:style>
    <style:style style:name="T13" style:family="text">
      <style:text-properties fo:font-variant="normal" fo:text-transform="none" fo:color="#000000" style:font-name="Ubuntu" fo:font-size="12pt" fo:letter-spacing="normal" fo:font-style="normal"/>
    </style:style>
    <style:style style:name="T14" style:family="text">
      <style:text-properties fo:font-variant="normal" fo:text-transform="none" fo:color="#000000" style:font-name="Ubuntu" fo:font-size="12pt" fo:letter-spacing="normal" fo:font-style="normal" fo:font-weight="normal"/>
    </style:style>
    <style:style style:name="T15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style:text-blinking="false" fo:background-color="transparent" loext:char-shading-value="0"/>
    </style:style>
    <style:style style:name="T16" style:family="text">
      <style:text-properties officeooo:rsid="00072c5b" style:font-size-asian="11pt" style:font-weight-asian="normal" style:font-size-complex="11pt" style:font-weight-complex="normal"/>
    </style:style>
    <style:style style:name="T17" style:family="text">
      <style:text-properties officeooo:rsid="001c3970" style:font-size-asian="11pt" style:font-weight-asian="normal" style:font-size-complex="11pt" style:font-weight-complex="normal"/>
    </style:style>
    <style:style style:name="T18" style:family="text">
      <style:text-properties officeooo:rsid="0006a752"/>
    </style:style>
    <style:style style:name="T19" style:family="text">
      <style:text-properties officeooo:rsid="00172e6f"/>
    </style:style>
    <style:style style:name="T20" style:family="text">
      <style:text-properties officeooo:rsid="00040c27"/>
    </style:style>
    <style:style style:name="T21" style:family="text">
      <style:text-properties officeooo:rsid="00136747"/>
    </style:style>
    <style:style style:name="T22" style:family="text">
      <style:text-properties style:font-name="Ubuntu" officeooo:rsid="00072c5b" style:font-size-asian="11pt" style:font-weight-asian="normal" style:font-size-complex="11pt" style:font-weight-complex="normal"/>
    </style:style>
    <style:style style:name="T23" style:family="text">
      <style:text-properties style:font-name="Ubuntu" fo:font-size="11pt" fo:font-weight="normal" officeooo:rsid="00072c5b" style:font-size-asian="11pt" style:font-weight-asian="normal" style:font-size-complex="11pt" style:font-weight-complex="normal"/>
    </style:style>
    <style:style style:name="T24" style:family="text">
      <style:text-properties officeooo:rsid="001c3970"/>
    </style:style>
    <style:style style:name="T25" style:family="text">
      <style:text-properties fo:font-size="15pt" style:font-size-asian="15pt" style:font-size-complex="15pt"/>
    </style:style>
    <style:style style:name="T26" style:family="text">
      <style:text-properties fo:font-size="12pt"/>
    </style:style>
    <style:style style:name="T27" style:family="text">
      <style:text-properties fo:font-size="12pt" style:font-size-asian="12pt" style:font-size-complex="12pt"/>
    </style:style>
    <style:style style:name="T28" style:family="text">
      <style:text-properties fo:color="#000000" style:font-name="Times New Roman" fo:font-size="12pt" style:font-size-asian="15pt" style:font-name-complex="Times New Roman" style:font-size-complex="15pt"/>
    </style:style>
    <style:style style:name="gr1" style:family="graphic">
      <style:graphic-properties draw:fill-color="#808080" draw:textarea-horizontal-align="justify" draw:textarea-vertical-align="middle" draw:auto-grow-height="false" fo:min-height="0.9165in" fo:min-width="2.754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marker-end="Arrow" draw:marker-end-width="0.0693in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fill-color="#729fcf" draw:textarea-horizontal-align="justify" draw:textarea-vertical-align="middle" draw:auto-grow-height="false" fo:min-height="0.4272in" fo:min-width="1.77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fill-color="#808080" draw:textarea-horizontal-align="justify" draw:textarea-vertical-align="middle" draw:auto-grow-height="false" fo:min-height="0.3854in" fo:min-width="2.020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fill-color="#729fcf" draw:textarea-horizontal-align="justify" draw:textarea-vertical-align="middle" draw:auto-grow-height="false" fo:min-height="0.6665in" fo:min-width="2.614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fill-color="#808080" draw:textarea-horizontal-align="justify" draw:textarea-vertical-align="middle" draw:auto-grow-height="false" fo:min-height="0.3752in" fo:min-width="1.823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fill-color="#808080" draw:textarea-horizontal-align="justify" draw:textarea-vertical-align="middle" draw:auto-grow-height="false" fo:min-height="0.8134in" fo:min-width="2.656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fill-color="#808080" draw:textarea-horizontal-align="justify" draw:textarea-vertical-align="middle" draw:auto-grow-height="false" fo:min-height="0.9898in" fo:min-width="2.541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textarea-horizontal-align="justify" draw:textarea-vertical-align="middle" draw:auto-grow-height="false" fo:min-height="0.0736in" fo:min-width="1.075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draw:textarea-vertical-align="middle" draw:auto-grow-height="false" fo:min-height="0.3126in" fo:min-width="0.379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draw:textarea-vertical-align="middle" draw:auto-grow-height="false" fo:min-height="0.3634in" fo:min-width="0.509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draw:textarea-vertical-align="middle" draw:auto-grow-height="false" fo:min-height="0.3425in" fo:min-width="0.457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" style:family="graphic">
      <style:graphic-properties draw:textarea-vertical-align="middle" draw:auto-grow-height="false" fo:min-height="0.3965in" fo:min-width="0.47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4" style:family="graphic">
      <style:graphic-properties draw:textarea-vertical-align="middle" draw:auto-grow-height="false" fo:min-height="0.3945in" fo:min-width="0.586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5" style:family="graphic">
      <style:graphic-properties draw:textarea-vertical-align="middle" draw:auto-grow-height="false" fo:min-height="0.4484in" fo:min-width="0.457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6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7" style:family="graphic">
      <style:graphic-properties draw:fill-color="#ffffff" draw:textarea-horizontal-align="justify" draw:textarea-vertical-align="middle" draw:auto-grow-height="false" fo:min-height="0.8547in" fo:min-width="1.683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8" style:family="graphic">
      <style:graphic-properties draw:fill-color="#808080" draw:textarea-horizontal-align="justify" draw:textarea-vertical-align="middle" draw:auto-grow-height="false" fo:min-height="0.3862in" fo:min-width="2.911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9" style:family="graphic">
      <style:graphic-properties draw:fill-color="#808080" draw:textarea-horizontal-align="justify" draw:textarea-vertical-align="middle" draw:auto-grow-height="false" fo:min-height="0.6665in" fo:min-width="2.963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0" style:family="graphic">
      <style:graphic-properties draw:fill-color="#808080" draw:textarea-horizontal-align="justify" draw:textarea-vertical-align="middle" draw:auto-grow-height="false" fo:min-height="0.3126in" fo:min-width="1.436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1" style:family="graphic">
      <style:graphic-properties draw:fill-color="#808080" draw:textarea-horizontal-align="justify" draw:textarea-vertical-align="middle" draw:auto-grow-height="false" fo:min-height="0.3752in" fo:min-width="3.081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2" style:family="graphic">
      <style:graphic-properties draw:fill-color="#808080" draw:textarea-horizontal-align="justify" draw:textarea-vertical-align="middle" draw:auto-grow-height="false" fo:min-height="0.4272in" fo:min-width="4.385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3" style:family="graphic">
      <style:graphic-properties draw:fill-color="#808080" draw:textarea-horizontal-align="justify" draw:textarea-vertical-align="middle" draw:auto-grow-height="false" fo:min-height="0.4382in" fo:min-width="1.998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4" style:family="graphic">
      <style:graphic-properties draw:fill-color="#999999" draw:textarea-horizontal-align="justify" draw:textarea-vertical-align="middle" draw:auto-grow-height="false" fo:min-height="0.4598in" fo:min-width="1.492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5" style:family="graphic">
      <style:graphic-properties draw:textarea-horizontal-align="justify" draw:textarea-vertical-align="middle" draw:auto-grow-height="false" fo:min-height="0.4638in" fo:min-width="1.41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6" style:family="graphic">
      <style:graphic-properties draw:textarea-horizontal-align="justify" draw:textarea-vertical-align="middle" draw:auto-grow-height="false" fo:min-height="0.85in" fo:min-width="1.55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7" style:family="graphic">
      <style:graphic-properties draw:textarea-horizontal-align="justify" draw:textarea-vertical-align="middle" draw:auto-grow-height="false" fo:min-height="0.9398in" fo:min-width="5.273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одель IDEF0</text:p>
      <text:p text:style-name="P1"/>
      <text:p text:style-name="P30"><text:span text:style-name="T1">Тема: </text:span><text:bookmark text:name="docs-internal-guid-a8517d72-7fff-b7f4-bcd4-35cd3e81fee4"/><text:span text:style-name="T15">Кыргыз-Түрк Манас университетинде окуучуларды компьютер менен бетинен таанып, сабакка катышууну каттоо системин иштеп чыгуу</text:span></text:p>
      <text:p text:style-name="P1"/>
      <text:p text:style-name="P17">1. Функционал<text:span text:style-name="T12">дык блок </text:span></text:p>
      <text:p text:style-name="P9"><text:s text:c="11"/></text:p>
      <text:p text:style-name="P9"><text:s text:c="37"/><text:span text:style-name="T24">Жоктомону автоматташтыруу</text:span></text:p>
      <text:p text:style-name="P26"><draw:line text:anchor-type="paragraph" draw:z-index="0" draw:name="Фигура3" draw:style-name="gr2" draw:text-style-name="P43" svg:x1="3.4346in" svg:y1="0.1185in" svg:x2="3.4449in" svg:y2="1.0106in"><text:p/></draw:line></text:p>
      <text:p text:style-name="P27"/>
      <text:p text:style-name="P27"/>
      <text:p text:style-name="P10"/>
      <text:p text:style-name="P10"/>
      <text:p text:style-name="P6"><text:s text:c="126"/></text:p>
      <text:p text:style-name="P30"><text:span text:style-name="T9">Java, Python</text:span><text:span text:style-name="T8">(</text:span><text:span text:style-name="T9">Android Studio</text:span><text:span text:style-name="T8">) </text:span><text:span text:style-name="T10"><text:s/></text:span></text:p>
      <text:p text:style-name="P7"><draw:custom-shape text:anchor-type="paragraph" draw:z-index="50" draw:name="Фигура1_1" draw:style-name="gr1" draw:text-style-name="P39" svg:width="2.7543in" svg:height="0.9169in" svg:x="2.1638in" svg:y="0.0209in"><text:p text:style-name="P38"><text:span text:style-name="T25">Ж</text:span><text:span text:style-name="T25">ү</text:span><text:span text:style-name="T25">з</text:span><text:span text:style-name="T25">ү</text:span><text:span text:style-name="T25">н</text:span><text:span text:style-name="T25">ө</text:span><text:span text:style-name="T25">н</text:span><text:span text:style-name="T25"> </text:span><text:span text:style-name="T25">т</text:span><text:span text:style-name="T25">а</text:span><text:span text:style-name="T25">а</text:span><text:span text:style-name="T25">н</text:span><text:span text:style-name="T25">ы</text:span><text:span text:style-name="T25">п</text:span><text:span text:style-name="T25"> </text:span></text:p><text:p text:style-name="P38"><text:span text:style-name="T25">с</text:span><text:span text:style-name="T25">т</text:span><text:span text:style-name="T25">у</text:span><text:span text:style-name="T25">д</text:span><text:span text:style-name="T25">е</text:span><text:span text:style-name="T25">н</text:span><text:span text:style-name="T25">т</text:span><text:span text:style-name="T25">т</text:span><text:span text:style-name="T25">е</text:span><text:span text:style-name="T25">р</text:span><text:span text:style-name="T25">д</text:span><text:span text:style-name="T25">и</text:span></text:p><text:p text:style-name="P38"><text:span text:style-name="T25"><text:s/></text:span><text:span text:style-name="T25">с</text:span><text:span text:style-name="T25">а</text:span><text:span text:style-name="T25">б</text:span><text:span text:style-name="T25">а</text:span><text:span text:style-name="T25">к</text:span><text:span text:style-name="T25">к</text:span><text:span text:style-name="T25">а</text:span><text:span text:style-name="T25"> </text:span><text:span text:style-name="T25">ж</text:span><text:span text:style-name="T25">о</text:span><text:span text:style-name="T25">к</text:span><text:span text:style-name="T25">т</text:span><text:span text:style-name="T25">о</text:span><text:span text:style-name="T25">о</text:span><text:span text:style-name="T25"> </text:span><text:span text:style-name="T25">ф</text:span><text:span text:style-name="T25">у</text:span><text:span text:style-name="T25">н</text:span><text:span text:style-name="T25">к</text:span><text:span text:style-name="T25">ц</text:span><text:span text:style-name="T25">и</text:span><text:span text:style-name="T25">я</text:span><text:span text:style-name="T25">с</text:span><text:span text:style-name="T25">ы</text:span></text:p><draw:enhanced-geometry svg:viewBox="0 0 21600 21600" draw:type="rectangle" draw:enhanced-path="M 0 0 L 21600 0 21600 21600 0 21600 0 0 Z N"/></draw:custom-shape><draw:custom-shape text:anchor-type="paragraph" draw:z-index="4" draw:name="Фигура5" draw:style-name="gr17" draw:text-style-name="P51" svg:width="1.6843in" svg:height="0.8551in" svg:x="6.7047in" svg:y="0.1626in"><text:p text:style-name="P44"><text:span text:style-name="T25">Жүзүнөн таанып </text:span></text:p><text:p text:style-name="P44"><text:span text:style-name="T25">студенттерди</text:span></text:p><text:p text:style-name="P44"><text:span text:style-name="T25"><text:s/></text:span><text:span text:style-name="T25">сабакка жоктоо</text:span></text:p><draw:enhanced-geometry svg:viewBox="0 0 21600 21600" draw:type="rectangle" draw:enhanced-path="M 0 0 L 21600 0 21600 21600 0 21600 0 0 Z N"/></draw:custom-shape><text:span text:style-name="T19">SQL тили</text:span> боюнча билим</text:p>
      <text:p text:style-name="P31"><text:span text:style-name="T9">Spring</text:span><text:span text:style-name="T8"> framework</text:span></text:p>
      <text:p text:style-name="P28"><text:s text:c="156"/><text:span text:style-name="T1"><text:tab/><text:tab/><text:tab/><text:tab/></text:span></text:p>
      <text:p text:style-name="P2"><draw:line text:anchor-type="paragraph" draw:z-index="3" draw:name="Фигура4" draw:style-name="gr2" draw:text-style-name="P43" svg:x1="0.652in" svg:y1="0.037in" svg:x2="2.1118in" svg:y2="0.0406in"><text:p/></draw:line><draw:line text:anchor-type="paragraph" draw:z-index="1" draw:name="Фигура4" draw:style-name="gr2" draw:text-style-name="P43" svg:x1="4.9827in" svg:y1="0.0744in" svg:x2="6.4425in" svg:y2="0.078in"><text:p/></draw:line></text:p>
      <text:p text:style-name="P2"/>
      <text:p text:style-name="P2"/>
      <text:p text:style-name="P2"/>
      <text:p text:style-name="P2"/>
      <text:p text:style-name="P2"><draw:line text:anchor-type="paragraph" draw:z-index="2" draw:name="Фигура2" draw:style-name="gr2" draw:text-style-name="P40" svg:x1="3.4969in" svg:y1="0.9913in" svg:x2="3.4866in" svg:y2="0.0957in"><text:p/></draw:line></text:p>
      <text:p text:style-name="P2"/>
      <text:p text:style-name="P2"/>
      <text:p text:style-name="P2"/>
      <text:p text:style-name="P2"/>
      <text:p text:style-name="P3"><text:s text:c="74"/></text:p>
      <text:p text:style-name="P8"><text:span text:style-name="T16"><text:tab/><text:tab/><text:tab/><text:tab/><text:tab/> <text:s text:c="4"/></text:span><text:span text:style-name="T17">Mobile</text:span><text:span text:style-name="T13"> </text:span><text:span text:style-name="T22">разработчик</text:span></text:p>
      <text:p text:style-name="P19"/>
      <text:p text:style-name="P19"/>
      <text:p text:style-name="P19"/>
      <text:p text:style-name="P19"/>
      <text:p text:style-name="P37"><text:span text:style-name="T2">Максат: </text:span><text:span text:style-name="T3">Жоктомону автоматташтыруу</text:span><text:span text:style-name="T4">, убакытты </text:span><text:span text:style-name="T5">азайтуу</text:span></text:p>
      <text:p text:style-name="P21"/>
      <text:p text:style-name="P21"/>
      <text:p text:style-name="P18">2. <text:span text:style-name="T20">Декомпозиция</text:span></text:p>
      <text:p text:style-name="P11"><text:s text:c="7"/></text:p>
      <text:p text:style-name="P35"><text:tab/><text:tab/><text:tab/><text:tab/><text:tab/> <text:s text:c="65"/><text:span text:style-name="T7">Жоктомону автоматташтыруу</text:span><text:span text:style-name="T6"> </text:span></text:p>
      <text:p text:style-name="P11"><draw:polyline text:anchor-type="paragraph" draw:z-index="16" draw:name="Фигура14" draw:style-name="gr16" draw:text-style-name="P40" svg:width="4.15in" svg:height="9.8224in" draw:transform="skewX (-0.00663225115757846) rotate (1.55910262080653) translate (1.51408745565638in 4.30722505332761in)" svg:viewBox="0 0 10542 24950" draw:points="0,24950 10542,24949 10516,0 9757,39"><text:p/></draw:polyline></text:p>
      <text:p text:style-name="P34"><text:span text:style-name="T11">J</text:span><text:span text:style-name="T9">ava, Python</text:span><text:span text:style-name="T8">(</text:span><text:span text:style-name="T9">Android Studio</text:span><text:span text:style-name="T8">) </text:span><text:span text:style-name="T10"><text:s/></text:span></text:p>
      <text:p text:style-name="P33"><draw:polyline text:anchor-type="paragraph" draw:z-index="17" draw:name="Фигура23" draw:style-name="gr16" draw:text-style-name="P40" svg:width="4.9165in" svg:height="9.7496in" draw:transform="rotate (-1.5707963267949) translate (11.3125in 0.0104166666666477in)" svg:viewBox="0 0 12489 24765" draw:points="11845,0 12489,0 12489,24487 0,24765"><text:p/></draw:polyline><text:span text:style-name="T19">SQL тили</text:span> боюнча билим</text:p>
      <text:p text:style-name="P32"><draw:custom-shape text:anchor-type="paragraph" draw:z-index="49" draw:name="Фигура1_0" draw:style-name="gr1" draw:text-style-name="P39" svg:width="2.7543in" svg:height="0.9169in" svg:x="2.1638in" svg:y="0.0728in"><text:p text:style-name="P40"><text:span text:style-name="T26">Д</text:span><text:span text:style-name="T26">и</text:span><text:span text:style-name="T26">з</text:span><text:span text:style-name="T26">а</text:span><text:span text:style-name="T26">й</text:span><text:span text:style-name="T26">н</text:span><text:span text:style-name="T26">д</text:span><text:span text:style-name="T26">ы</text:span><text:span text:style-name="T26"> </text:span><text:span text:style-name="T26">т</text:span><text:span text:style-name="T26">ү</text:span><text:span text:style-name="T26">з</text:span><text:span text:style-name="T26">ү</text:span><text:span text:style-name="T26">ү</text:span></text:p><draw:enhanced-geometry svg:viewBox="0 0 21600 21600" draw:type="rectangle" draw:enhanced-path="M 0 0 L 21600 0 21600 21600 0 21600 0 0 Z N"/></draw:custom-shape><text:span text:style-name="T9">Spring</text:span><text:span text:style-name="T8"> framework</text:span></text:p>
      <text:p text:style-name="P13"/>
      <text:p text:style-name="P11"><draw:line text:anchor-type="paragraph" draw:z-index="28" draw:name="Фигура39" draw:style-name="gr2" draw:text-style-name="P40" svg:x1="1.1461in" svg:y1="0.0228in" svg:x2="2.0335in" svg:y2="0.0228in"><text:p/></draw:line></text:p>
      <text:p text:style-name="P11"/>
      <text:p text:style-name="P11"><draw:custom-shape text:anchor-type="paragraph" draw:z-index="21" draw:name="Фигура28" draw:style-name="gr15" draw:text-style-name="P40" svg:width="0.4571in" svg:height="0.448in" svg:x="4.9181in" svg:y="0.0437in"><text:p/><draw:enhanced-geometry svg:viewBox="0 0 21600 21600" draw:text-areas="0 0 21600 21600" draw:type="circular-arrow" draw:modifiers="180 0 5500" draw:enhanced-path="B ?f3 ?f3 ?f20 ?f20 ?f19 ?f18 ?f17 ?f16 W 0 0 21600 21600 ?f9 ?f8 ?f11 ?f10 L ?f24 ?f23 ?f36 ?f35 ?f29 ?f28 Z N"><draw:equation draw:name="f0" draw:formula="$0 "/><draw:equation draw:name="f1" draw:formula="$1 "/><draw:equation draw:name="f2" draw:formula="$2 "/><draw:equation draw:name="f3" draw:formula="10800+$2 "/><draw:equation draw:name="f4" draw:formula="10800*sin($0 *(pi/180))"/><draw:equation draw:name="f5" draw:formula="10800*cos($0 *(pi/180))"/><draw:equation draw:name="f6" draw:formula="10800*sin($1 *(pi/180))"/><draw:equation draw:name="f7" draw:formula="10800*cos($1 *(pi/180))"/><draw:equation draw:name="f8" draw:formula="?f4 +10800"/><draw:equation draw:name="f9" draw:formula="?f5 +10800"/><draw:equation draw:name="f10" draw:formula="?f6 +10800"/><draw:equation draw:name="f11" draw:formula="?f7 +10800"/><draw:equation draw:name="f12" draw:formula="?f3 *sin($0 *(pi/180))"/><draw:equation draw:name="f13" draw:formula="?f3 *cos($0 *(pi/180))"/><draw:equation draw:name="f14" draw:formula="?f3 *sin($1 *(pi/180))"/><draw:equation draw:name="f15" draw:formula="?f3 *cos($1 *(pi/180))"/><draw:equation draw:name="f16" draw:formula="?f12 +10800"/><draw:equation draw:name="f17" draw:formula="?f13 +10800"/><draw:equation draw:name="f18" draw:formula="?f14 +10800"/><draw:equation draw:name="f19" draw:formula="?f15 +10800"/><draw:equation draw:name="f20" draw:formula="21600-?f3 "/><draw:equation draw:name="f21" draw:formula="13500*sin($1 *(pi/180))"/><draw:equation draw:name="f22" draw:formula="13500*cos($1 *(pi/180))"/><draw:equation draw:name="f23" draw:formula="?f21 +10800"/><draw:equation draw:name="f24" draw:formula="?f22 +10800"/><draw:equation draw:name="f25" draw:formula="$2 -2700"/><draw:equation draw:name="f26" draw:formula="?f25 *sin($1 *(pi/180))"/><draw:equation draw:name="f27" draw:formula="?f25 *cos($1 *(pi/180))"/><draw:equation draw:name="f28" draw:formula="?f26 +10800"/><draw:equation draw:name="f29" draw:formula="?f27 +10800"/><draw:equation draw:name="f30" draw:formula="($1+45)*pi/180"/><draw:equation draw:name="f31" draw:formula="sqrt(((?f29-?f24)*(?f29-?f24))+((?f28-?f23)*(?f28-?f23)))"/><draw:equation draw:name="f32" draw:formula="sqrt(2)/2*?f31"/><draw:equation draw:name="f33" draw:formula="?f32*sin(?f30)"/><draw:equation draw:name="f34" draw:formula="?f32*cos(?f30)"/><draw:equation draw:name="f35" draw:formula="?f28+?f33"/><draw:equation draw:name="f36" draw:formula="?f29+?f34"/><draw:handle draw:handle-position="10800 $0" draw:handle-polar="10800 10800" draw:handle-radius-range-minimum="10800" draw:handle-radius-range-maximum="10800"/><draw:handle draw:handle-position="$2 $1" draw:handle-polar="10800 10800" draw:handle-radius-range-minimum="0" draw:handle-radius-range-maximum="10800"/></draw:enhanced-geometry></draw:custom-shape></text:p>
      <text:p text:style-name="P11"><text:s text:c="56"/></text:p>
      <text:p text:style-name="P11"><draw:custom-shape text:anchor-type="paragraph" draw:z-index="9" draw:name="Фигура1" draw:style-name="gr23" draw:text-style-name="P39" svg:width="1.9988in" svg:height="0.4386in" svg:x="4.0437in" svg:y="0.0417in"><text:p text:style-name="P40"><text:span text:style-name="T26">Моделин иштеп чыгуу</text:span></text:p><draw:enhanced-geometry svg:viewBox="0 0 21600 21600" draw:type="rectangle" draw:enhanced-path="M 0 0 L 21600 0 21600 21600 0 21600 0 0 Z N"/></draw:custom-shape></text:p>
      <text:p text:style-name="P14"><draw:custom-shape text:anchor-type="paragraph" draw:z-index="22" draw:name="Фигура29" draw:style-name="gr14" draw:text-style-name="P40" svg:width="0.5858in" svg:height="0.3941in" svg:x="6.0425in" svg:y="0.1063in"><text:p/><draw:enhanced-geometry svg:viewBox="0 0 21600 21600" draw:text-areas="0 0 21600 21600" draw:type="circular-arrow" draw:modifiers="180 0 5500" draw:enhanced-path="B ?f3 ?f3 ?f20 ?f20 ?f19 ?f18 ?f17 ?f16 W 0 0 21600 21600 ?f9 ?f8 ?f11 ?f10 L ?f24 ?f23 ?f36 ?f35 ?f29 ?f28 Z N"><draw:equation draw:name="f0" draw:formula="$0 "/><draw:equation draw:name="f1" draw:formula="$1 "/><draw:equation draw:name="f2" draw:formula="$2 "/><draw:equation draw:name="f3" draw:formula="10800+$2 "/><draw:equation draw:name="f4" draw:formula="10800*sin($0 *(pi/180))"/><draw:equation draw:name="f5" draw:formula="10800*cos($0 *(pi/180))"/><draw:equation draw:name="f6" draw:formula="10800*sin($1 *(pi/180))"/><draw:equation draw:name="f7" draw:formula="10800*cos($1 *(pi/180))"/><draw:equation draw:name="f8" draw:formula="?f4 +10800"/><draw:equation draw:name="f9" draw:formula="?f5 +10800"/><draw:equation draw:name="f10" draw:formula="?f6 +10800"/><draw:equation draw:name="f11" draw:formula="?f7 +10800"/><draw:equation draw:name="f12" draw:formula="?f3 *sin($0 *(pi/180))"/><draw:equation draw:name="f13" draw:formula="?f3 *cos($0 *(pi/180))"/><draw:equation draw:name="f14" draw:formula="?f3 *sin($1 *(pi/180))"/><draw:equation draw:name="f15" draw:formula="?f3 *cos($1 *(pi/180))"/><draw:equation draw:name="f16" draw:formula="?f12 +10800"/><draw:equation draw:name="f17" draw:formula="?f13 +10800"/><draw:equation draw:name="f18" draw:formula="?f14 +10800"/><draw:equation draw:name="f19" draw:formula="?f15 +10800"/><draw:equation draw:name="f20" draw:formula="21600-?f3 "/><draw:equation draw:name="f21" draw:formula="13500*sin($1 *(pi/180))"/><draw:equation draw:name="f22" draw:formula="13500*cos($1 *(pi/180))"/><draw:equation draw:name="f23" draw:formula="?f21 +10800"/><draw:equation draw:name="f24" draw:formula="?f22 +10800"/><draw:equation draw:name="f25" draw:formula="$2 -2700"/><draw:equation draw:name="f26" draw:formula="?f25 *sin($1 *(pi/180))"/><draw:equation draw:name="f27" draw:formula="?f25 *cos($1 *(pi/180))"/><draw:equation draw:name="f28" draw:formula="?f26 +10800"/><draw:equation draw:name="f29" draw:formula="?f27 +10800"/><draw:equation draw:name="f30" draw:formula="($1+45)*pi/180"/><draw:equation draw:name="f31" draw:formula="sqrt(((?f29-?f24)*(?f29-?f24))+((?f28-?f23)*(?f28-?f23)))"/><draw:equation draw:name="f32" draw:formula="sqrt(2)/2*?f31"/><draw:equation draw:name="f33" draw:formula="?f32*sin(?f30)"/><draw:equation draw:name="f34" draw:formula="?f32*cos(?f30)"/><draw:equation draw:name="f35" draw:formula="?f28+?f33"/><draw:equation draw:name="f36" draw:formula="?f29+?f34"/><draw:handle draw:handle-position="10800 $0" draw:handle-polar="10800 10800" draw:handle-radius-range-minimum="10800" draw:handle-radius-range-maximum="10800"/><draw:handle draw:handle-position="$2 $1" draw:handle-polar="10800 10800" draw:handle-radius-range-minimum="0" draw:handle-radius-range-maximum="10800"/></draw:enhanced-geometry></draw:custom-shape><draw:line text:anchor-type="paragraph" draw:z-index="29" draw:name="Фигура40" draw:style-name="gr2" draw:text-style-name="P40" svg:x1="1.185in" svg:y1="0.0854in" svg:x2="4.0433in" svg:y2="0.0854in"><text:p/></draw:line><text:s text:c="150"/></text:p>
      <text:p text:style-name="P11"><text:tab/><text:tab/><text:tab/><text:tab/><text:tab/><text:tab/><text:tab/><text:tab/><text:tab/><text:tab/><text:tab/><text:tab/><text:tab/><text:tab/><text:tab/><text:tab/><text:tab/> <text:s text:c="5"/><text:tab/><text:tab/><text:tab/><text:tab/><text:tab/><text:tab/><text:tab/></text:p>
      <text:p text:style-name="P11"><draw:custom-shape text:anchor-type="paragraph" draw:z-index="13" draw:name="Фигура1" draw:style-name="gr19" draw:text-style-name="P42" svg:width="2.9634in" svg:height="0.6669in" svg:x="4.722in" svg:y="0.0937in"><text:p text:style-name="P40"><text:span text:style-name="T26">Жоктомо функциясын иштеп </text:span></text:p><text:p text:style-name="P40"><text:span text:style-name="T26">чыгуу</text:span></text:p><draw:enhanced-geometry svg:viewBox="0 0 21600 21600" draw:type="rectangle" draw:enhanced-path="M 0 0 L 21600 0 21600 21600 0 21600 0 0 Z N"/></draw:custom-shape></text:p>
      <text:p text:style-name="P11"/>
      <text:p text:style-name="P11"><draw:line text:anchor-type="paragraph" draw:z-index="30" draw:name="Фигура41" draw:style-name="gr2" draw:text-style-name="P40" svg:x1="1.172in" svg:y1="0.1063in" svg:x2="4.5528in" svg:y2="0.1063in"><text:p/></draw:line></text:p>
      <text:p text:style-name="P11"><draw:custom-shape text:anchor-type="paragraph" draw:z-index="23" draw:name="Фигура30" draw:style-name="gr13" draw:text-style-name="P40" svg:width="0.4697in" svg:height="0.3961in" svg:x="7.6854in" svg:y="0.0335in"><text:p/><draw:enhanced-geometry svg:viewBox="0 0 21600 21600" draw:text-areas="0 0 21600 21600" draw:type="circular-arrow" draw:modifiers="180 0 5500" draw:enhanced-path="B ?f3 ?f3 ?f20 ?f20 ?f19 ?f18 ?f17 ?f16 W 0 0 21600 21600 ?f9 ?f8 ?f11 ?f10 L ?f24 ?f23 ?f36 ?f35 ?f29 ?f28 Z N"><draw:equation draw:name="f0" draw:formula="$0 "/><draw:equation draw:name="f1" draw:formula="$1 "/><draw:equation draw:name="f2" draw:formula="$2 "/><draw:equation draw:name="f3" draw:formula="10800+$2 "/><draw:equation draw:name="f4" draw:formula="10800*sin($0 *(pi/180))"/><draw:equation draw:name="f5" draw:formula="10800*cos($0 *(pi/180))"/><draw:equation draw:name="f6" draw:formula="10800*sin($1 *(pi/180))"/><draw:equation draw:name="f7" draw:formula="10800*cos($1 *(pi/180))"/><draw:equation draw:name="f8" draw:formula="?f4 +10800"/><draw:equation draw:name="f9" draw:formula="?f5 +10800"/><draw:equation draw:name="f10" draw:formula="?f6 +10800"/><draw:equation draw:name="f11" draw:formula="?f7 +10800"/><draw:equation draw:name="f12" draw:formula="?f3 *sin($0 *(pi/180))"/><draw:equation draw:name="f13" draw:formula="?f3 *cos($0 *(pi/180))"/><draw:equation draw:name="f14" draw:formula="?f3 *sin($1 *(pi/180))"/><draw:equation draw:name="f15" draw:formula="?f3 *cos($1 *(pi/180))"/><draw:equation draw:name="f16" draw:formula="?f12 +10800"/><draw:equation draw:name="f17" draw:formula="?f13 +10800"/><draw:equation draw:name="f18" draw:formula="?f14 +10800"/><draw:equation draw:name="f19" draw:formula="?f15 +10800"/><draw:equation draw:name="f20" draw:formula="21600-?f3 "/><draw:equation draw:name="f21" draw:formula="13500*sin($1 *(pi/180))"/><draw:equation draw:name="f22" draw:formula="13500*cos($1 *(pi/180))"/><draw:equation draw:name="f23" draw:formula="?f21 +10800"/><draw:equation draw:name="f24" draw:formula="?f22 +10800"/><draw:equation draw:name="f25" draw:formula="$2 -2700"/><draw:equation draw:name="f26" draw:formula="?f25 *sin($1 *(pi/180))"/><draw:equation draw:name="f27" draw:formula="?f25 *cos($1 *(pi/180))"/><draw:equation draw:name="f28" draw:formula="?f26 +10800"/><draw:equation draw:name="f29" draw:formula="?f27 +10800"/><draw:equation draw:name="f30" draw:formula="($1+45)*pi/180"/><draw:equation draw:name="f31" draw:formula="sqrt(((?f29-?f24)*(?f29-?f24))+((?f28-?f23)*(?f28-?f23)))"/><draw:equation draw:name="f32" draw:formula="sqrt(2)/2*?f31"/><draw:equation draw:name="f33" draw:formula="?f32*sin(?f30)"/><draw:equation draw:name="f34" draw:formula="?f32*cos(?f30)"/><draw:equation draw:name="f35" draw:formula="?f28+?f33"/><draw:equation draw:name="f36" draw:formula="?f29+?f34"/><draw:handle draw:handle-position="10800 $0" draw:handle-polar="10800 10800" draw:handle-radius-range-minimum="10800" draw:handle-radius-range-maximum="10800"/><draw:handle draw:handle-position="$2 $1" draw:handle-polar="10800 10800" draw:handle-radius-range-minimum="0" draw:handle-radius-range-maximum="10800"/></draw:enhanced-geometry></draw:custom-shape></text:p>
      <text:p text:style-name="P11"><draw:custom-shape text:anchor-type="paragraph" draw:z-index="11" draw:name="Фигура1" draw:style-name="gr21" draw:text-style-name="P39" svg:width="3.0815in" svg:height="0.3752in" svg:x="5.0618in" svg:y="0.1563in"><text:p text:style-name="P40"><text:span text:style-name="T26">Админ паналин иштеп чыгуу</text:span></text:p><draw:enhanced-geometry svg:viewBox="0 0 21600 21600" draw:type="rectangle" draw:enhanced-path="M 0 0 L 21600 0 21600 21600 0 21600 0 0 Z N"/></draw:custom-shape><text:s/></text:p>
      <text:p text:style-name="P11"><draw:custom-shape text:anchor-type="paragraph" draw:z-index="24" draw:name="Фигура31" draw:style-name="gr12" draw:text-style-name="P40" svg:width="0.4571in" svg:height="0.3421in" svg:x="8.1429in" svg:y="0.1583in"><text:p/><draw:enhanced-geometry svg:viewBox="0 0 21600 21600" draw:text-areas="0 0 21600 21600" draw:type="circular-arrow" draw:modifiers="180 0 5500" draw:enhanced-path="B ?f3 ?f3 ?f20 ?f20 ?f19 ?f18 ?f17 ?f16 W 0 0 21600 21600 ?f9 ?f8 ?f11 ?f10 L ?f24 ?f23 ?f36 ?f35 ?f29 ?f28 Z N"><draw:equation draw:name="f0" draw:formula="$0 "/><draw:equation draw:name="f1" draw:formula="$1 "/><draw:equation draw:name="f2" draw:formula="$2 "/><draw:equation draw:name="f3" draw:formula="10800+$2 "/><draw:equation draw:name="f4" draw:formula="10800*sin($0 *(pi/180))"/><draw:equation draw:name="f5" draw:formula="10800*cos($0 *(pi/180))"/><draw:equation draw:name="f6" draw:formula="10800*sin($1 *(pi/180))"/><draw:equation draw:name="f7" draw:formula="10800*cos($1 *(pi/180))"/><draw:equation draw:name="f8" draw:formula="?f4 +10800"/><draw:equation draw:name="f9" draw:formula="?f5 +10800"/><draw:equation draw:name="f10" draw:formula="?f6 +10800"/><draw:equation draw:name="f11" draw:formula="?f7 +10800"/><draw:equation draw:name="f12" draw:formula="?f3 *sin($0 *(pi/180))"/><draw:equation draw:name="f13" draw:formula="?f3 *cos($0 *(pi/180))"/><draw:equation draw:name="f14" draw:formula="?f3 *sin($1 *(pi/180))"/><draw:equation draw:name="f15" draw:formula="?f3 *cos($1 *(pi/180))"/><draw:equation draw:name="f16" draw:formula="?f12 +10800"/><draw:equation draw:name="f17" draw:formula="?f13 +10800"/><draw:equation draw:name="f18" draw:formula="?f14 +10800"/><draw:equation draw:name="f19" draw:formula="?f15 +10800"/><draw:equation draw:name="f20" draw:formula="21600-?f3 "/><draw:equation draw:name="f21" draw:formula="13500*sin($1 *(pi/180))"/><draw:equation draw:name="f22" draw:formula="13500*cos($1 *(pi/180))"/><draw:equation draw:name="f23" draw:formula="?f21 +10800"/><draw:equation draw:name="f24" draw:formula="?f22 +10800"/><draw:equation draw:name="f25" draw:formula="$2 -2700"/><draw:equation draw:name="f26" draw:formula="?f25 *sin($1 *(pi/180))"/><draw:equation draw:name="f27" draw:formula="?f25 *cos($1 *(pi/180))"/><draw:equation draw:name="f28" draw:formula="?f26 +10800"/><draw:equation draw:name="f29" draw:formula="?f27 +10800"/><draw:equation draw:name="f30" draw:formula="($1+45)*pi/180"/><draw:equation draw:name="f31" draw:formula="sqrt(((?f29-?f24)*(?f29-?f24))+((?f28-?f23)*(?f28-?f23)))"/><draw:equation draw:name="f32" draw:formula="sqrt(2)/2*?f31"/><draw:equation draw:name="f33" draw:formula="?f32*sin(?f30)"/><draw:equation draw:name="f34" draw:formula="?f32*cos(?f30)"/><draw:equation draw:name="f35" draw:formula="?f28+?f33"/><draw:equation draw:name="f36" draw:formula="?f29+?f34"/><draw:handle draw:handle-position="10800 $0" draw:handle-polar="10800 10800" draw:handle-radius-range-minimum="10800" draw:handle-radius-range-maximum="10800"/><draw:handle draw:handle-position="$2 $1" draw:handle-polar="10800 10800" draw:handle-radius-range-minimum="0" draw:handle-radius-range-maximum="10800"/></draw:enhanced-geometry></draw:custom-shape></text:p>
      <text:p text:style-name="P11"><draw:line text:anchor-type="paragraph" draw:z-index="31" draw:name="Фигура42" draw:style-name="gr2" draw:text-style-name="P40" svg:x1="1.185in" svg:y1="0.0126in" svg:x2="4.7874in" svg:y2="0.0335in"><text:p/></draw:line></text:p>
      <text:p text:style-name="P11"><draw:custom-shape text:anchor-type="paragraph" draw:z-index="10" draw:name="Фигура1" draw:style-name="gr22" draw:text-style-name="P39" svg:width="4.3858in" svg:height="0.4276in" svg:x="5.0484in" svg:y="0.1252in"><text:p text:style-name="P40"><text:span text:style-name="T26">Android тиркемесин база менен байланыштыруу.</text:span></text:p><draw:enhanced-geometry svg:viewBox="0 0 21600 21600" draw:type="rectangle" draw:enhanced-path="M 0 0 L 21600 0 21600 21600 0 21600 0 0 Z N"/></draw:custom-shape></text:p>
      <text:p text:style-name="P11"><draw:custom-shape text:anchor-type="paragraph" draw:z-index="25" draw:name="Фигура32" draw:style-name="gr11" draw:text-style-name="P40" svg:width="0.5087in" svg:height="0.363in" svg:x="9.4339in" svg:y="0.1689in"><text:p/><draw:enhanced-geometry svg:viewBox="0 0 21600 21600" draw:text-areas="0 0 21600 21600" draw:type="circular-arrow" draw:modifiers="180 0 5500" draw:enhanced-path="B ?f3 ?f3 ?f20 ?f20 ?f19 ?f18 ?f17 ?f16 W 0 0 21600 21600 ?f9 ?f8 ?f11 ?f10 L ?f24 ?f23 ?f36 ?f35 ?f29 ?f28 Z N"><draw:equation draw:name="f0" draw:formula="$0 "/><draw:equation draw:name="f1" draw:formula="$1 "/><draw:equation draw:name="f2" draw:formula="$2 "/><draw:equation draw:name="f3" draw:formula="10800+$2 "/><draw:equation draw:name="f4" draw:formula="10800*sin($0 *(pi/180))"/><draw:equation draw:name="f5" draw:formula="10800*cos($0 *(pi/180))"/><draw:equation draw:name="f6" draw:formula="10800*sin($1 *(pi/180))"/><draw:equation draw:name="f7" draw:formula="10800*cos($1 *(pi/180))"/><draw:equation draw:name="f8" draw:formula="?f4 +10800"/><draw:equation draw:name="f9" draw:formula="?f5 +10800"/><draw:equation draw:name="f10" draw:formula="?f6 +10800"/><draw:equation draw:name="f11" draw:formula="?f7 +10800"/><draw:equation draw:name="f12" draw:formula="?f3 *sin($0 *(pi/180))"/><draw:equation draw:name="f13" draw:formula="?f3 *cos($0 *(pi/180))"/><draw:equation draw:name="f14" draw:formula="?f3 *sin($1 *(pi/180))"/><draw:equation draw:name="f15" draw:formula="?f3 *cos($1 *(pi/180))"/><draw:equation draw:name="f16" draw:formula="?f12 +10800"/><draw:equation draw:name="f17" draw:formula="?f13 +10800"/><draw:equation draw:name="f18" draw:formula="?f14 +10800"/><draw:equation draw:name="f19" draw:formula="?f15 +10800"/><draw:equation draw:name="f20" draw:formula="21600-?f3 "/><draw:equation draw:name="f21" draw:formula="13500*sin($1 *(pi/180))"/><draw:equation draw:name="f22" draw:formula="13500*cos($1 *(pi/180))"/><draw:equation draw:name="f23" draw:formula="?f21 +10800"/><draw:equation draw:name="f24" draw:formula="?f22 +10800"/><draw:equation draw:name="f25" draw:formula="$2 -2700"/><draw:equation draw:name="f26" draw:formula="?f25 *sin($1 *(pi/180))"/><draw:equation draw:name="f27" draw:formula="?f25 *cos($1 *(pi/180))"/><draw:equation draw:name="f28" draw:formula="?f26 +10800"/><draw:equation draw:name="f29" draw:formula="?f27 +10800"/><draw:equation draw:name="f30" draw:formula="($1+45)*pi/180"/><draw:equation draw:name="f31" draw:formula="sqrt(((?f29-?f24)*(?f29-?f24))+((?f28-?f23)*(?f28-?f23)))"/><draw:equation draw:name="f32" draw:formula="sqrt(2)/2*?f31"/><draw:equation draw:name="f33" draw:formula="?f32*sin(?f30)"/><draw:equation draw:name="f34" draw:formula="?f32*cos(?f30)"/><draw:equation draw:name="f35" draw:formula="?f28+?f33"/><draw:equation draw:name="f36" draw:formula="?f29+?f34"/><draw:handle draw:handle-position="10800 $0" draw:handle-polar="10800 10800" draw:handle-radius-range-minimum="10800" draw:handle-radius-range-maximum="10800"/><draw:handle draw:handle-position="$2 $1" draw:handle-polar="10800 10800" draw:handle-radius-range-minimum="0" draw:handle-radius-range-maximum="10800"/></draw:enhanced-geometry></draw:custom-shape><draw:custom-shape text:anchor-type="paragraph" draw:z-index="15" draw:name="Фигура5" draw:style-name="gr17" draw:text-style-name="P45" svg:width="1.6843in" svg:height="0.8551in" svg:x="11.611in" svg:y="0.0063in"><text:p text:style-name="P44"><text:span text:style-name="T25">Жүзүнөн таанып </text:span></text:p><text:p text:style-name="P44"><text:span text:style-name="T25">студенттерди</text:span></text:p><text:p text:style-name="P44"><text:span text:style-name="T25"><text:s/></text:span><text:span text:style-name="T25">сабакка жоктоо</text:span></text:p><draw:enhanced-geometry svg:viewBox="0 0 21600 21600" draw:type="rectangle" draw:enhanced-path="M 0 0 L 21600 0 21600 21600 0 21600 0 0 Z N"/></draw:custom-shape></text:p>
      <text:p text:style-name="P11"><draw:line text:anchor-type="paragraph" draw:z-index="32" draw:name="Фигура43" draw:style-name="gr2" draw:text-style-name="P40" svg:x1="1.2764in" svg:y1="0.0335in" svg:x2="4.8787in" svg:y2="0.0335in"><text:p/></draw:line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11"><draw:line text:anchor-type="paragraph" draw:z-index="19" draw:name="Фигура26" draw:style-name="gr2" draw:text-style-name="P40" svg:x1="7.4634in" svg:y1="1.4063in" svg:x2="7.45in" svg:y2="0.0228in"><text:p/></draw:line><draw:line text:anchor-type="paragraph" draw:z-index="20" draw:name="Фигура27" draw:style-name="gr2" draw:text-style-name="P40" svg:x1="6.6799in" svg:y1="1.4063in" svg:x2="6.6799in" svg:y2="0.0752in"><text:p/></draw:line><text:tab/><text:tab/><text:tab/><text:tab/><text:tab/><text:tab/><text:tab/><text:tab/><text:tab/><text:tab/><text:tab/><text:tab/><text:tab/><text:tab/><text:tab/><text:tab/><text:tab/><text:tab/><text:tab/><text:tab/> <text:s text:c="17"/></text:p>
      <text:p text:style-name="P11"><draw:custom-shape text:anchor-type="paragraph" draw:z-index="14" draw:name="Фигура1" draw:style-name="gr18" draw:text-style-name="P47" svg:width="2.9122in" svg:height="0.3862in" svg:x="7.9854in" svg:y="0.0937in"><text:p text:style-name="P46"><text:span text:style-name="T26">Жок</text:span><text:span text:style-name="T26">том</text:span><text:span text:style-name="T26">ону</text:span><text:span text:style-name="T26">н </text:span><text:span text:style-name="T26">үлг</text:span><text:span text:style-name="T26">үсү</text:span><text:span text:style-name="T26">н </text:span><text:span text:style-name="T26">даяр</text:span><text:span text:style-name="T26">доо</text:span></text:p><draw:enhanced-geometry svg:viewBox="0 0 21600 21600" draw:type="rectangle" draw:enhanced-path="M 0 0 L 21600 0 21600 21600 0 21600 0 0 Z N"/></draw:custom-shape></text:p>
      <text:p text:style-name="P16"><draw:line text:anchor-type="paragraph" draw:z-index="33" draw:name="Фигура44" draw:style-name="gr2" draw:text-style-name="P40" svg:x1="1.2764in" svg:y1="0.1583in" svg:x2="7.8157in" svg:y2="0.1583in"><text:p/></draw:line><draw:custom-shape text:anchor-type="paragraph" draw:z-index="26" draw:name="Фигура36" draw:style-name="gr10" draw:text-style-name="P43" svg:width="0.3795in" svg:height="0.3122in" svg:x="10.8972in" svg:y="0.1382in"><text:p/><draw:enhanced-geometry svg:viewBox="0 0 21600 21600" draw:text-areas="0 0 21600 21600" draw:type="circular-arrow" draw:modifiers="180 0 5500" draw:enhanced-path="B ?f3 ?f3 ?f20 ?f20 ?f19 ?f18 ?f17 ?f16 W 0 0 21600 21600 ?f9 ?f8 ?f11 ?f10 L ?f24 ?f23 ?f36 ?f35 ?f29 ?f28 Z N"><draw:equation draw:name="f0" draw:formula="$0 "/><draw:equation draw:name="f1" draw:formula="$1 "/><draw:equation draw:name="f2" draw:formula="$2 "/><draw:equation draw:name="f3" draw:formula="10800+$2 "/><draw:equation draw:name="f4" draw:formula="10800*sin($0 *(pi/180))"/><draw:equation draw:name="f5" draw:formula="10800*cos($0 *(pi/180))"/><draw:equation draw:name="f6" draw:formula="10800*sin($1 *(pi/180))"/><draw:equation draw:name="f7" draw:formula="10800*cos($1 *(pi/180))"/><draw:equation draw:name="f8" draw:formula="?f4 +10800"/><draw:equation draw:name="f9" draw:formula="?f5 +10800"/><draw:equation draw:name="f10" draw:formula="?f6 +10800"/><draw:equation draw:name="f11" draw:formula="?f7 +10800"/><draw:equation draw:name="f12" draw:formula="?f3 *sin($0 *(pi/180))"/><draw:equation draw:name="f13" draw:formula="?f3 *cos($0 *(pi/180))"/><draw:equation draw:name="f14" draw:formula="?f3 *sin($1 *(pi/180))"/><draw:equation draw:name="f15" draw:formula="?f3 *cos($1 *(pi/180))"/><draw:equation draw:name="f16" draw:formula="?f12 +10800"/><draw:equation draw:name="f17" draw:formula="?f13 +10800"/><draw:equation draw:name="f18" draw:formula="?f14 +10800"/><draw:equation draw:name="f19" draw:formula="?f15 +10800"/><draw:equation draw:name="f20" draw:formula="21600-?f3 "/><draw:equation draw:name="f21" draw:formula="13500*sin($1 *(pi/180))"/><draw:equation draw:name="f22" draw:formula="13500*cos($1 *(pi/180))"/><draw:equation draw:name="f23" draw:formula="?f21 +10800"/><draw:equation draw:name="f24" draw:formula="?f22 +10800"/><draw:equation draw:name="f25" draw:formula="$2 -2700"/><draw:equation draw:name="f26" draw:formula="?f25 *sin($1 *(pi/180))"/><draw:equation draw:name="f27" draw:formula="?f25 *cos($1 *(pi/180))"/><draw:equation draw:name="f28" draw:formula="?f26 +10800"/><draw:equation draw:name="f29" draw:formula="?f27 +10800"/><draw:equation draw:name="f30" draw:formula="($1+45)*pi/180"/><draw:equation draw:name="f31" draw:formula="sqrt(((?f29-?f24)*(?f29-?f24))+((?f28-?f23)*(?f28-?f23)))"/><draw:equation draw:name="f32" draw:formula="sqrt(2)/2*?f31"/><draw:equation draw:name="f33" draw:formula="?f32*sin(?f30)"/><draw:equation draw:name="f34" draw:formula="?f32*cos(?f30)"/><draw:equation draw:name="f35" draw:formula="?f28+?f33"/><draw:equation draw:name="f36" draw:formula="?f29+?f34"/><draw:handle draw:handle-position="10800 $0" draw:handle-polar="10800 10800" draw:handle-radius-range-minimum="10800" draw:handle-radius-range-maximum="10800"/><draw:handle draw:handle-position="$2 $1" draw:handle-polar="10800 10800" draw:handle-radius-range-minimum="0" draw:handle-radius-range-maximum="10800"/></draw:enhanced-geometry></draw:custom-shape><text:tab/><text:tab/><text:tab/><text:tab/><text:tab/><text:tab/><text:tab/> <text:s text:c="3"/><text:tab/><text:tab/> <text:s text:c="13"/></text:p>
      <text:p text:style-name="P12"/>
      <text:p text:style-name="P12"><draw:line text:anchor-type="paragraph" draw:z-index="18" draw:name="Фигура25" draw:style-name="gr2" draw:text-style-name="P40" svg:x1="8.5598in" svg:y1="0.698in" svg:x2="8.5598in" svg:y2="0.0854in"><text:p/></draw:line><draw:custom-shape text:anchor-type="paragraph" draw:z-index="12" draw:name="Фигура1" draw:style-name="gr20" draw:text-style-name="P42" svg:width="1.4362in" svg:height="0.313in" svg:x="10.439in" svg:y="0.0957in"><text:p text:style-name="P40">Тестирлоо</text:p><draw:enhanced-geometry svg:viewBox="0 0 21600 21600" draw:type="rectangle" draw:enhanced-path="M 0 0 L 21600 0 21600 21600 0 21600 0 0 Z N"/></draw:custom-shape></text:p>
      <text:p text:style-name="P12"><draw:custom-shape text:anchor-type="paragraph" draw:z-index="27" draw:name="Фигура37" draw:style-name="gr9" svg:width="1.2295in" svg:height="0.1461in" svg:x="11.8752in" svg:y="0.0126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12"/>
      <text:p text:style-name="P12"/>
      <text:p text:style-name="P12"/>
      <text:p text:style-name="P36"><text:s/><text:tab/><text:tab/><text:tab/><text:tab/><text:tab/><text:tab/><text:tab/><text:tab/><text:tab/><text:tab/><text:tab/><text:tab/><text:span text:style-name="T7">Mobile</text:span> developer </text:p>
      <text:p text:style-name="P12"><text:span text:style-name="T18"><text:s text:c="15"/></text:span><text:s text:c="77"/></text:p>
      <text:p text:style-name="P11"><text:tab/><text:tab/><text:tab/><text:tab/><text:tab/><text:tab/><text:tab/><text:tab/><text:tab/><text:tab/><text:tab/><text:tab/><text:tab/><text:tab/><text:tab/><text:tab/></text:p>
      <text:p text:style-name="P11"><text:tab/><text:tab/><text:tab/><text:tab/><text:tab/><text:tab/><text:tab/><text:tab/><text:tab/><text:tab/><text:tab/><text:tab/><text:tab/> </text:p>
      <text:p text:style-name="P14"><text:tab/><text:tab/><text:tab/><text:tab/><text:tab/><text:tab/><text:tab/><text:tab/><text:tab/><text:tab/><text:tab/><text:tab/><text:tab/></text:p>
      <text:p text:style-name="P15"><text:tab/><text:tab/><text:tab/><text:tab/><text:tab/><text:tab/><text:tab/><text:tab/><text:tab/><text:tab/><text:tab/><text:tab/> <text:s text:c="12"/></text:p>
      <text:p text:style-name="P15"><text:s text:c="199"/></text:p>
      <text:p text:style-name="P14"/>
      <text:p text:style-name="P14"/>
      <text:p text:style-name="P22"/>
      <text:p text:style-name="P21"/>
      <text:p text:style-name="P25"><text:span text:style-name="T21">3. </text:span>Дерево узлов</text:p>
      <text:p text:style-name="P24"/>
      <text:p text:style-name="P24"><draw:custom-shape text:anchor-type="paragraph" draw:z-index="5" draw:name="Фигура1" draw:style-name="gr27" draw:text-style-name="P49" svg:width="5.274in" svg:height="0.9398in" svg:x="3.7492in" svg:y="0.1252in"><text:p text:style-name="P50"><text:span text:style-name="T28"><text:tab/></text:span><text:span text:style-name="T28">Кыргыз-Түрк Манас университетинде окуучуларды </text:span></text:p><text:p text:style-name="P50"><text:span text:style-name="T28"><text:tab/></text:span><text:span text:style-name="T28">компьютер менен бетинен таанып, сабакка катышууну </text:span></text:p><text:p text:style-name="P50"><text:span text:style-name="T28"><text:tab/></text:span><text:span text:style-name="T28">каттоо системин иштеп чыгуу</text:span></text:p><draw:enhanced-geometry svg:viewBox="0 0 21600 21600" draw:mirror-horizontal="false" draw:mirror-vertical="false" draw:type="rectangle" draw:enhanced-path="M 0 0 L 21600 0 21600 21600 0 21600 0 0 Z N"/></draw:custom-shape></text:p>
      <text:p text:style-name="P24"><draw:custom-shape text:anchor-type="paragraph" draw:z-index="34" draw:name="Фигура1" draw:style-name="gr8" draw:text-style-name="P42" svg:width="2.5421in" svg:height="0.9898in" svg:x="0.302in" svg:y="0.052in"><text:p text:style-name="P40">Кыргызстан жана дуйнодогу </text:p><text:p text:style-name="P40">университтеттер арасында </text:p><text:p text:style-name="P40">сабакка катышуунуу текшерүү</text:p><text:p text:style-name="P40"><text:s/>тутумдарын изилдөө</text:p><draw:enhanced-geometry svg:viewBox="0 0 21600 21600" draw:type="rectangle" draw:enhanced-path="M 0 0 L 21600 0 21600 21600 0 21600 0 0 Z N"/></draw:custom-shape><draw:custom-shape text:anchor-type="paragraph" draw:z-index="8" draw:name="Фигура1" draw:style-name="gr24" draw:text-style-name="P48" svg:width="1.4925in" svg:height="0.4598in" svg:x="10.3409in" svg:y="0.05in"><text:p><text:span text:style-name="T26"><text:s/></text:span><text:span text:style-name="T27"><text:s text:c="8"/></text:span><text:span text:style-name="T27">Тестирлоо</text:span></text:p><draw:enhanced-geometry svg:viewBox="0 0 21600 21600" draw:mirror-horizontal="false" draw:mirror-vertical="false" draw:type="rectangle" draw:enhanced-path="M 0 0 L 21600 0 21600 21600 0 21600 0 0 Z N"/></draw:custom-shape></text:p>
      <text:p text:style-name="P23"><draw:line text:anchor-type="paragraph" draw:z-index="40" draw:name="Фигура6" draw:style-name="gr2" draw:text-style-name="P40" svg:x1="3.7492in" svg:y1="0.0528in" svg:x2="2.9063in" svg:y2="0.0528in"><text:p/></draw:line><draw:line text:anchor-type="paragraph" draw:z-index="48" draw:name="Фигура47" draw:style-name="gr2" draw:text-style-name="P40" svg:x1="9.0228in" svg:y1="0.0425in" svg:x2="10.2709in" svg:y2="0.0843in"><text:p/></draw:line></text:p>
      <text:p text:style-name="P23"><draw:line text:anchor-type="paragraph" draw:z-index="41" draw:name="Фигура7" draw:style-name="gr2" draw:text-style-name="P40" svg:x1="3.7492in" svg:y1="0.1882in" svg:x2="2.2811in" svg:y2="1.261in"><text:p/></draw:line><draw:line text:anchor-type="paragraph" draw:z-index="47" draw:name="Фигура13" draw:style-name="gr2" draw:text-style-name="P40" svg:x1="9.0228in" svg:y1="0.0945in" svg:x2="9.8957in" svg:y2="0.4382in"><text:p/></draw:line></text:p>
      <text:p text:style-name="P23"/>
      <text:p text:style-name="P5"><draw:custom-shape text:anchor-type="paragraph" draw:z-index="39" draw:name="Фигура1" draw:style-name="gr3" draw:text-style-name="P41" svg:width="1.778in" svg:height="0.4276in" svg:x="9.9201in" svg:y="0.0626in"><text:p text:style-name="P40">Жоктомонун үлгүсүн </text:p><text:p text:style-name="P40">даярдоо</text:p><draw:enhanced-geometry svg:viewBox="0 0 21600 21600" draw:type="rectangle" draw:enhanced-path="M 0 0 L 21600 0 21600 21600 0 21600 0 0 Z N"/></draw:custom-shape><draw:line text:anchor-type="paragraph" draw:z-index="42" draw:name="Фигура8" draw:style-name="gr2" draw:text-style-name="P40" svg:x1="4.4689in" svg:y1="0.0543in" svg:x2="3.948in" svg:y2="1.3236in"><text:p/></draw:line><draw:line text:anchor-type="paragraph" draw:z-index="43" draw:name="Фигура9" draw:style-name="gr2" draw:text-style-name="P40" svg:x1="5.3024in" svg:y1="0.0543in" svg:x2="5.1043in" svg:y2="2.3028in"><text:p/></draw:line><draw:line text:anchor-type="paragraph" draw:z-index="44" draw:name="Фигура10" draw:style-name="gr2" draw:text-style-name="P40" svg:x1="6.7083in" svg:y1="0.1154in" svg:x2="6.7917in" svg:y2="2.428in"><text:p/></draw:line><draw:line text:anchor-type="paragraph" draw:z-index="45" draw:name="Фигура11" draw:style-name="gr2" draw:text-style-name="P40" svg:x1="7.6665in" svg:y1="0.0543in" svg:x2="8.5in" svg:y2="1.4697in"><text:p/></draw:line><draw:line text:anchor-type="paragraph" draw:z-index="46" draw:name="Фигура12" draw:style-name="gr2" draw:text-style-name="P40" svg:x1="8.5in" svg:y1="0.0543in" svg:x2="9.698in" svg:y2="0.7406in"><text:p/></draw:line></text:p>
      <text:p text:style-name="P4"><draw:custom-shape text:anchor-type="paragraph" draw:z-index="6" draw:name="Фигура1" draw:style-name="gr26" draw:text-style-name="P43" svg:width="1.5524in" svg:height="0.8504in" svg:x="0.6563in" svg:y="0.1335in"><text:p text:style-name="P40"><text:span text:style-name="T26">Системанын </text:span></text:p><text:p text:style-name="P40"><text:span text:style-name="T26">моделин </text:span><text:span text:style-name="T27">тузуу</text:span></text:p><draw:enhanced-geometry svg:viewBox="0 0 21600 21600" draw:mirror-horizontal="false" draw:mirror-vertical="false" draw:type="rectangle" draw:enhanced-path="M 0 0 L 21600 0 21600 21600 0 21600 0 0 Z N"/></draw:custom-shape><text:s text:c="73"/></text:p>
      <text:p text:style-name="P4"><text:s text:c="33"/><text:tab/><text:tab/></text:p>
      <text:p text:style-name="P20"/>
      <text:p text:style-name="P29"><draw:custom-shape text:anchor-type="paragraph" draw:z-index="7" draw:name="Фигура1" draw:style-name="gr25" draw:text-style-name="P49" svg:width="1.4197in" svg:height="0.4642in" svg:x="4.0075in" svg:y="1.702in"><text:p><text:span text:style-name="T26"><text:s/></text:span><text:span text:style-name="T27"><text:s text:c="8"/></text:span><text:span text:style-name="T27">База тузуу</text:span>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35" draw:name="Фигура1" draw:style-name="gr7" draw:text-style-name="P42" svg:width="2.6567in" svg:height="0.8134in" svg:x="1.9583in" svg:y="0.7382in"><text:p text:style-name="P40">Колдонуучуларга ынгайлуулугун </text:p><text:p text:style-name="P40">аныктоо</text:p><draw:enhanced-geometry svg:viewBox="0 0 21600 21600" draw:type="rectangle" draw:enhanced-path="M 0 0 L 21600 0 21600 21600 0 21600 0 0 Z N"/></draw:custom-shape><draw:custom-shape text:anchor-type="paragraph" draw:z-index="36" draw:name="Фигура1" draw:style-name="gr6" draw:text-style-name="P39" svg:width="1.824in" svg:height="0.3752in" svg:x="5.948in" svg:y="1.8957in"><text:p text:style-name="P40"><text:span text:style-name="T26">Admin панелин түзүү</text:span></text:p><draw:enhanced-geometry svg:viewBox="0 0 21600 21600" draw:type="rectangle" draw:enhanced-path="M 0 0 L 21600 0 21600 21600 0 21600 0 0 Z N"/></draw:custom-shape><draw:custom-shape text:anchor-type="paragraph" draw:z-index="37" draw:name="Фигура1" draw:style-name="gr5" draw:text-style-name="P41" svg:width="2.615in" svg:height="0.6669in" svg:x="7.8646in" svg:y="0.8854in"><text:p text:style-name="P40">Мугалимдерге жана студенттерге </text:p><text:p text:style-name="P40">панелин даярдоо</text:p><draw:enhanced-geometry svg:viewBox="0 0 21600 21600" draw:type="rectangle" draw:enhanced-path="M 0 0 L 21600 0 21600 21600 0 21600 0 0 Z N"/></draw:custom-shape><draw:custom-shape text:anchor-type="paragraph" draw:z-index="38" draw:name="Фигура1" draw:style-name="gr4" draw:text-style-name="P42" svg:width="2.0213in" svg:height="0.3858in" svg:x="9.0937in" svg:y="0.1457in"><text:p text:style-name="P40">Android тиркемесин иштеп </text:p><text:p text:style-name="P40">чыгуу</text:p><draw:enhanced-geometry svg:viewBox="0 0 21600 21600" draw:type="rectangle" draw:enhanced-path="M 0 0 L 21600 0 21600 21600 0 21600 0 0 Z N"/></draw:custom-shape><text:s text:c="2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GothamProLight" svg:font-family="GothamProLight, 'Helvetica Neue', Helvetica, Arial, sans-serif"/>
    <style:font-face style:name="Lohit Devanagari2" svg:font-family="'Lohit Devanagari'"/>
    <style:font-face style:name="Times New Roman" svg:font-family="'Times New Roman'"/>
    <style:font-face style:name="F" svg:font-family="" style:font-family-generic="roman"/>
    <style:font-face style:name="Lohit Devanagari" svg:font-family="'Lohit Devanagari'" style:font-pitch="variable"/>
    <style:font-face style:name="Noto Sans CJK SC1" svg:font-family="'Noto Sans CJK SC'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3126in" fo:margin-right="0.782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3-10T18:49:47.517474742</meta:creation-date>
    <dc:date>2021-03-18T00:06:03.032227818</dc:date>
    <meta:editing-duration>PT51M36S</meta:editing-duration>
    <meta:editing-cycles>5</meta:editing-cycles>
    <meta:generator>LibreOffice/6.4.6.2$Linux_X86_64 LibreOffice_project/40$Build-2</meta:generator>
    <meta:document-statistic meta:table-count="0" meta:image-count="0" meta:object-count="0" meta:page-count="1" meta:paragraph-count="37" meta:word-count="56" meta:character-count="1769" meta:non-whitespace-character-count="417"/>
  </office:meta>
</office:document-meta>
</file>